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.75cm" fo:min-width="24cm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Liberation Sans" fo:font-style="normal" style:font-style-asian="normal" style:font-style-complex="normal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ans" fo:font-style="normal" style:font-style-asian="normal" style:font-style-complex="normal"/>
    </style:style>
    <style:style style:name="T1" style:family="text">
      <style:text-properties style:font-name="Liberation Sans" fo:font-size="32pt" fo:font-style="normal" style:font-size-asian="32pt" style:font-style-asian="normal" style:font-size-complex="32pt" style:font-style-complex="normal"/>
    </style:style>
    <style:style style:name="T2" style:family="text">
      <style:text-properties style:font-name="Liberation Sans"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4.828cm" presentation:class="title" presentation:user-transformed="true">
          <draw:text-box>
            <text:p>Debugging Network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always need to debug</text:p>
              </text:list-item>
              <text:list-item>
                <text:p>Networking is hard. Non determinism, plus unreliable</text:p>
              </text:list-item>
              <text:list-item>
                <text:p>Bespoke tool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Not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These are all linux tools. Several also exist on other OS’s but equivalents will be available</text:p>
              </text:list-item>
              <text:list-item>
                <text:p text:style-name="P3">I will be using Python for demonstrations</text:p>
                <text:list>
                  <text:list-item>
                    <text:p>Because its quick for me to write</text:p>
                  </text:list-item>
                  <text:list-item>
                    <text:p>None of these tools/techniques are Python dependent</text:p>
                  </text:list-item>
                  <text:list-item>
                    <text:p>You’ll need some practice reading Python any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 Ti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solate isolate isolate</text:p>
              </text:list-item>
              <text:list-item>
                <text:p>Use what you can control, if possible</text:p>
              </text:list-item>
              <text:list-item>
                <text:p>Stick to common design patterns</text:p>
              </text:list-item>
              <text:list-item>
                <text:p>Triple check your assumptions</text:p>
              </text:list-item>
              <text:list-item>
                <text:p>Keep tabs on what is worth testing</text:p>
              </text:list-item>
              <text:list-item>
                <text:p>Localhost is your friend, but also your enem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What ports are in use currently?</text:p>
          </draw:text-box>
        </draw:frame>
        <draw:frame presentation:style-name="pr3" draw:layer="layout" svg:width="25.199cm" svg:height="8.5cm" svg:x="1.4cm" svg:y="6cm" presentation:class="outline" presentation:user-transformed="true">
          <draw:text-box>
            <text:list text:style-name="L2">
              <text:list-item>
                <text:p>Lists open files</text:p>
              </text:list-item>
              <text:list-item>
                <text:p>Multitude of uses, but we want to list ports<text:line-break/></text:p>
                <text:p/>
              </text:list-item>
              <text:list-item>
                <text:p>sudo: run as supervisor</text:p>
              </text:list-item>
              <text:list-item>
                <text:p>-i: list internet files</text:p>
              </text:list-item>
              <text:list-item>
                <text:p>-P: Any ports are listed as numbers, not names</text:p>
              </text:list-item>
              <text:list-item>
                <text:p>-n: Any network numbers (e.g. IP) are given as numbers, not names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lsof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8.1cm">
          <text:p text:style-name="P5"><text:span text:style-name="T1">sudo lsof -i -P -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What ports are in use currently?</text:p>
          </draw:text-box>
        </draw:frame>
        <draw:frame presentation:style-name="pr3" draw:layer="layout" svg:width="25.199cm" svg:height="8.5cm" svg:x="1.4cm" svg:y="6cm" presentation:class="outline" presentation:user-transformed="true">
          <draw:text-box>
            <text:list text:style-name="L2">
              <text:list-item>
                <text:p>Socket statistics</text:p>
              </text:list-item>
              <text:list-item>
                <text:p>Replaces ‘netstat’ command<text:line-break/></text:p>
                <text:p/>
              </text:list-item>
              <text:list-item>
                <text:p>sudo: run as supervisor</text:p>
              </text:list-item>
              <text:list-item>
                <text:p>-t: Show TCP sockets</text:p>
              </text:list-item>
              <text:list-item>
                <text:p>-u: Show UDP sockets</text:p>
              </text:list-item>
              <text:list-item>
                <text:p>-l: Show listening sockets</text:p>
              </text:list-item>
              <text:list-item>
                <text:p>-p: Show process info of who has opened the socket</text:p>
              </text:list-item>
              <text:list-item>
                <text:p>-n: Any network numbers (e.g. IP) are given as numbers, not names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s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7.5cm">
          <text:p text:style-name="P5"><text:span text:style-name="T1">sudo ss -tulp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 we filter these results down?</text:p>
          </draw:text-box>
        </draw:frame>
        <draw:frame presentation:style-name="pr3" draw:layer="layout" svg:width="25.199cm" svg:height="8cm" svg:x="1.4cm" svg:y="6cm" presentation:class="outline" presentation:user-transformed="true">
          <draw:text-box>
            <text:list text:style-name="L2">
              <text:list-item>
                <text:p>Global regular expression search and print</text:p>
                <text:p/>
              </text:list-item>
              <text:list-item>
                <text:p>A|B : Pipe output of command A into B</text:p>
              </text:list-item>
              <text:list-item>
                <text:p>grep X: will apply regex X to all inputs, and only print if there is a match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gre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7.4cm">
          <text:p text:style-name="P5"><text:span text:style-name="T1">sudo lsof -i -P -n | grep LIST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 we check one specific port?</text:p>
          </draw:text-box>
        </draw:frame>
        <draw:frame presentation:style-name="pr3" draw:layer="layout" svg:width="25.199cm" svg:height="8cm" svg:x="1.4cm" svg:y="6cm" presentation:class="outline" presentation:user-transformed="true">
          <draw:text-box>
            <text:list text:style-name="L2">
              <text:list-item>
                <text:p>We can filter for anything</text:p>
                <text:p/>
              </text:list-item>
              <text:list-item>
                <text:p>Grep is a powerful tool, with uses far beyond just networking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gre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7.4cm">
          <text:p text:style-name="P5"><text:span text:style-name="T1">sudo lsof -i -P -n | grep :</text:span><text:span text:style-name="T2">&lt;por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s someone reachable?</text:p>
          </draw:text-box>
        </draw:frame>
        <draw:frame presentation:style-name="pr3" draw:layer="layout" svg:width="25.199cm" svg:height="8cm" svg:x="1.4cm" svg:y="6cm" presentation:class="outline" presentation:user-transformed="true">
          <draw:text-box>
            <text:list text:style-name="L2">
              <text:list-item>
                <text:p>Ping sends simple messages to an IP address and receives a response</text:p>
              </text:list-item>
              <text:list-item>
                <text:p>Uses ICMP protocol which doesn’t have attached port</text:p>
                <text:p><text:line-break/></text:p>
              </text:list-item>
              <text:list-item>
                <text:p>&lt;<text:span text:style-name="T3">IP</text:span>&gt;: The IP address to try and ping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pin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10.2cm">
          <text:p text:style-name="P5"><text:span text:style-name="T1">ping &lt;</text:span><text:span text:style-name="T2">IP&gt;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ports are they listening on?</text:p>
          </draw:text-box>
        </draw:frame>
        <draw:frame presentation:style-name="pr3" draw:layer="layout" svg:width="25.199cm" svg:height="8cm" svg:x="1.4cm" svg:y="6cm" presentation:class="outline" presentation:user-transformed="true">
          <draw:text-box>
            <text:list text:style-name="L2">
              <text:list-item>
                <text:p>Network mapper</text:p>
              </text:list-item>
              <text:list-item>
                <text:p>Can map arbitrary ports and IPs</text:p>
              </text:list-item>
              <text:list-item>
                <text:p>Used for auditors, designers, and hackers</text:p>
                <text:p><text:line-break/></text:p>
              </text:list-item>
              <text:list-item>
                <text:p>&lt;<text:span text:style-name="T3">IP</text:span>&gt;: The IP address to try and map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nma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10.2cm">
          <text:p text:style-name="P5"><text:span text:style-name="T1">nmap &lt;</text:span><text:span text:style-name="T2">IP&gt;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about a specific port?</text:p>
          </draw:text-box>
        </draw:frame>
        <draw:frame presentation:style-name="pr3" draw:layer="layout" svg:width="25.199cm" svg:height="8cm" svg:x="1.4cm" svg:y="6cm" presentation:class="outline" presentation:user-transformed="true">
          <draw:text-box>
            <text:list text:style-name="L2">
              <text:list-item>
                <text:p>Network mapper</text:p>
              </text:list-item>
              <text:list-item>
                <text:p>Can map arbitrary ports and IPs</text:p>
              </text:list-item>
              <text:list-item>
                <text:p>Used for auditors, designers, and hackers</text:p>
                <text:p><text:line-break/></text:p>
              </text:list-item>
              <text:list-item>
                <text:p>-p &lt;port&gt;: The port specifically to inspect</text:p>
              </text:list-item>
              <text:list-item>
                <text:p>&lt;<text:span text:style-name="T3">IP</text:span>&gt;: The IP address to try and map</text:p>
              </text:list-item>
            </text:list>
          </draw:text-box>
        </draw:frame>
        <draw:custom-shape draw:style-name="gr2" draw:text-style-name="P6" draw:layer="layout" svg:width="24.5cm" svg:height="2cm" svg:x="1.5cm" svg:y="3.5cm">
          <text:p text:style-name="P5"><text:span text:style-name="T1">nma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9.7cm">
          <text:p text:style-name="P5"><text:span text:style-name="T1">nmap -p </text:span><text:span text:style-name="T2">&lt;port</text:span><text:span text:style-name="T1">&gt; &lt;</text:span><text:span text:style-name="T2">IP&gt;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 we test simple transactions?</text:p>
          </draw:text-box>
        </draw:frame>
        <draw:frame presentation:style-name="pr3" draw:layer="layout" svg:width="25.199cm" svg:height="8cm" svg:x="1.4cm" svg:y="6cm" presentation:class="outline" presentation:user-transformed="true">
          <draw:text-box>
            <text:list text:style-name="L2">
              <text:list-item>
                <text:p>Telecommunication network</text:p>
              </text:list-item>
              <text:list-item>
                <text:p>Sends and receives ascii text, but that is often enough</text:p>
                <text:p/>
                <text:p/>
              </text:list-item>
              <text:list-item>
                <text:p><text:span text:style-name="T3">&lt;IP&gt;</text:span>: The IP address to connect to</text:p>
              </text:list-item>
              <text:list-item>
                <text:p><text:span text:style-name="T3">&lt;port&gt;</text:span>:The port to connect to</text:p>
              </text:list-item>
              <text:list-item>
                <text:p>Once connected you need to manually type requests</text:p>
              </text:list-item>
            </text:list>
          </draw:text-box>
        </draw:frame>
        <draw:custom-shape draw:style-name="gr2" draw:text-style-name="P6" draw:layer="layout" svg:width="24.5cm" svg:height="2cm" svg:x="1.5cm" svg:y="8.3cm">
          <text:p text:style-name="P5"><text:span text:style-name="T1">telnet &lt;</text:span><text:span text:style-name="T2">IP&gt; &lt;port&gt; 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.5cm" svg:height="2cm" svg:x="1.5cm" svg:y="3.5cm">
          <text:p text:style-name="P5"><text:span text:style-name="T1">teln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b browsers can navigate the ne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web browser can navigate to any IP/port address</text:p>
              </text:list-item>
              <text:list-item>
                <text:p>And they often have developer tools to inspect what has gone back and forth</text:p>
              </text:list-item>
              <text:list-item>
                <text:p>This isn’t always meaningfu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1:15:05.445893005</meta:creation-date>
    <dc:date>2024-10-23T11:05:08.606821667</dc:date>
    <meta:editing-duration>PT1H36M54S</meta:editing-duration>
    <meta:editing-cycles>2</meta:editing-cycles>
    <meta:generator>LibreOffice/24.2.6.2$Linux_X86_64 LibreOffice_project/8e9a753d9daaea75c34b417ba1bdf556bf2fc5b3</meta:generator>
    <meta:print-date>2024-10-17T15:04:46.459995049</meta:print-date>
    <meta:printed-by>PDF files</meta:printed-by>
    <meta:document-statistic meta:object-count="88"/>
  </office:meta>
</office:document-meta>
</file>